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Titre1" style:family="paragraph">
      <style:text-properties fo:language="en" fo:country="US"/>
    </style:style>
    <style:style style:name="P5" style:parent-style-name="Paragraphedeliste" style:family="paragraph">
      <style:text-properties fo:language="en" fo:country="US"/>
    </style:style>
    <style:style style:name="P6" style:parent-style-name="Paragraphedeliste" style:family="paragraph">
      <style:text-properties fo:language="en" fo:country="US"/>
    </style:style>
    <style:style style:name="P7" style:parent-style-name="Paragraphedeliste" style:family="paragraph">
      <style:text-properties fo:language="en" fo:country="US"/>
    </style:style>
    <style:style style:name="P8" style:parent-style-name="Paragraphedeliste" style:family="paragraph">
      <style:text-properties fo:language="en" fo:country="US"/>
    </style:style>
    <style:style style:name="P9" style:parent-style-name="Paragraphedeliste" style:family="paragraph">
      <style:text-properties fo:language="en" fo:country="US"/>
    </style:style>
    <style:style style:name="P10" style:parent-style-name="Paragraphedeliste" style:family="paragraph">
      <style:text-properties fo:language="en" fo:country="US"/>
    </style:style>
    <style:style style:name="P11" style:parent-style-name="Paragraphedeliste" style:family="paragraph">
      <style:text-properties fo:language="en" fo:country="US"/>
    </style:style>
    <style:style style:name="P12" style:parent-style-name="Paragraphedeliste" style:family="paragraph">
      <style:text-properties fo:language="en" fo:country="US"/>
    </style:style>
    <style:style style:name="P13" style:parent-style-name="Titre1" style:family="paragraph">
      <style:text-properties fo:language="en" fo:country="US"/>
    </style:style>
    <style:style style:name="P14" style:parent-style-name="Titre2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Titre2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Titre2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Titre2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Titre2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Titre2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Titre2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Titre2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Paragraphedeliste" style:family="paragraph">
      <style:text-properties fo:language="en" fo:country="US"/>
    </style:style>
    <style:style style:name="P31" style:parent-style-name="Paragraphedeliste" style:family="paragraph">
      <style:text-properties fo:language="en" fo:country="US"/>
    </style:style>
    <style:style style:name="P32" style:parent-style-name="Paragraphedeliste" style:family="paragraph">
      <style:text-properties fo:language="en" fo:country="US"/>
    </style:style>
    <style:style style:name="P33" style:parent-style-name="Paragraphedeliste" style:family="paragraph">
      <style:text-properties fo:language="en" fo:country="US"/>
    </style:style>
    <style:style style:name="P34" style:parent-style-name="Titre1" style:family="paragraph">
      <style:text-properties fo:language="en" fo:country="US"/>
    </style:style>
    <style:style style:name="TableColumn36" style:family="table-column">
      <style:table-column-properties style:column-width="3.1465in"/>
    </style:style>
    <style:style style:name="TableColumn37" style:family="table-column">
      <style:table-column-properties style:column-width="3.1465in"/>
    </style:style>
    <style:style style:name="Table35" style:family="table">
      <style:table-properties style:width="6.293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</office:automatic-styles>
  <office:body>
    <office:text text:use-soft-page-breaks="true">
      <text:p text:style-name="P1">Master project proposition</text:p>
      <text:p text:style-name="P2"/>
      <text:p text:style-name="P3">Starting date<text:tab/><text:tab/><text:tab/>20.09.2016<text:line-break/>Submission of Master thesis<text:tab/>20.01.2017<text:line-break/>Master thesis defense<text:tab/><text:tab/>06.02-17.02.17<text:line-break/></text:p>
      <text:h text:style-name="P4" text:outline-level="1">Generalities</text:h>
      <text:list text:style-name="LFO3" text:continue-numbering="true">
        <text:list-item>
          <text:p text:style-name="P5">Working on the 3D model instead of the 2D</text:p>
        </text:list-item>
        <text:list-item>
          <text:p text:style-name="P6">Implementing a user friendly optimization algorithm (PSO)</text:p>
          <text:list text:continue-numbering="true">
            <text:list-item>
              <text:p text:style-name="P7">Let you choose the parameters to optimize</text:p>
            </text:list-item>
            <text:list-item>
              <text:p text:style-name="P8">The number of particle</text:p>
            </text:list-item>
            <text:list-item>
              <text:p text:style-name="P9">Number of evaluation per particle</text:p>
            </text:list-item>
            <text:list-item>
              <text:p text:style-name="P10">Different starting position per evaluation</text:p>
            </text:list-item>
            <text:list-item>
              <text:p text:style-name="P11">Simulation time</text:p>
            </text:list-item>
            <text:list-item>
              <text:p text:style-name="P12">…</text:p>
            </text:list-item>
          </text:list>
        </text:list-item>
      </text:list>
      <text:h text:style-name="P13" text:outline-level="1">Possible directions</text:h>
      <text:h text:style-name="P14" text:outline-level="2">Sitting and getting up</text:h>
      <text:p text:style-name="P15">Implementing a controller to sit from a standing position and in a second time to get up.</text:p>
      <text:h text:style-name="P16" text:outline-level="2">Stay straight, not moving</text:h>
      <text:p text:style-name="P17">Implementing a controller that keep the model straight. I should also resist little perturbations.</text:p>
      <text:h text:style-name="P18" text:outline-level="2">Starting the movement</text:h>
      <text:p text:style-name="P19">Implementing a controller that bring the model from a standing still position to a walking one.</text:p>
      <text:h text:style-name="P20" text:outline-level="2">Different walking speed</text:h>
      <text:p text:style-name="P21">Being able to set the desired speed of walking from a large range. From walking really slow, to fast walking.</text:p>
      <text:h text:style-name="P22" text:outline-level="2">From<text:s/>sitting to walking</text:h>
      <text:p text:style-name="P23">A complete controller that can bring the model from a sitting position to a walking one.</text:p>
      <text:h text:style-name="P24" text:outline-level="2">Turning</text:h>
      <text:p text:style-name="P25">Implementing a controller that is able to turn while walking. With various turn angles.</text:p>
      <text:h text:style-name="P26" text:outline-level="2">Walking on hazardous terrain</text:h>
      <text:p text:style-name="P27">A controller that walk a constant speed but on a hazardous terrain. A soft version of the stumbling correction reflex.</text:p>
      <text:h text:style-name="P28" text:outline-level="2">Control interface of the model</text:h>
      <text:p text:style-name="P29">Implementing a Matlab interface that let us choose dynamically which kind of behavior the model should have.<text:line-break/>Possible parameters</text:p>
      <text:list text:style-name="LFO2" text:continue-numbering="true">
        <text:list-item>
          <text:p text:style-name="P30">Walking speed</text:p>
        </text:list-item>
        <text:list-item>
          <text:p text:style-name="P31">Turn</text:p>
        </text:list-item>
        <text:list-item>
          <text:p text:style-name="P32">Stumbling on/off</text:p>
        </text:list-item>
        <text:list-item>
          <text:p text:style-name="P33">Sitting</text:p>
        </text:list-item>
      </text:list>
      <text:h text:style-name="P34" text:outline-level="1">Program (22 weeks)</text:h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Week</text:p>
          </table:table-cell>
          <table:table-cell table:style-name="TableCell41">
            <text:p text:style-name="P42">Work</text:p>
          </table:table-cell>
        </table:table-row>
        <table:table-row table:style-name="TableRow43">
          <table:table-cell table:style-name="TableCell44">
            <text:p text:style-name="P45">1-2</text:p>
          </table:table-cell>
          <table:table-cell table:style-name="TableCell46">
            <text:p text:style-name="P47">Theorical research on the subject 1, possible implementation</text:p>
          </table:table-cell>
        </table:table-row>
        <table:table-row table:style-name="TableRow48">
          <table:table-cell table:style-name="TableCell49">
            <text:p text:style-name="P50">2-3</text:p>
          </table:table-cell>
          <table:table-cell table:style-name="TableCell51">
            <text:p text:style-name="P52">User friendly PSO</text:p>
          </table:table-cell>
        </table:table-row>
        <table:table-row table:style-name="TableRow53">
          <table:table-cell table:style-name="TableCell54">
            <text:p text:style-name="P55">3-5</text:p>
          </table:table-cell>
          <table:table-cell table:style-name="TableCell56">
            <text:p text:style-name="P57">Implementation of the model 1</text:p>
          </table:table-cell>
        </table:table-row>
        <table:table-row table:style-name="TableRow58">
          <table:table-cell table:style-name="TableCell59">
            <text:p text:style-name="P60">5-10</text:p>
          </table:table-cell>
          <table:table-cell table:style-name="TableCell61">
            <text:p text:style-name="P62">Optimization</text:p>
          </table:table-cell>
        </table:table-row>
        <table:table-row table:style-name="TableRow63">
          <table:table-cell table:style-name="TableCell64">
            <text:p text:style-name="P65">10-12</text:p>
          </table:table-cell>
          <table:table-cell table:style-name="TableCell66">
            <text:p text:style-name="P67">Theorical research on the subject 2, possible implementation</text:p>
          </table:table-cell>
        </table:table-row>
        <table:table-row table:style-name="TableRow68">
          <table:table-cell table:style-name="TableCell69">
            <text:p text:style-name="P70">12-14</text:p>
          </table:table-cell>
          <table:table-cell table:style-name="TableCell71">
            <text:p text:style-name="P72">Implementation of the model 2</text:p>
          </table:table-cell>
        </table:table-row>
        <table:table-row table:style-name="TableRow73">
          <table:table-cell table:style-name="TableCell74">
            <text:p text:style-name="P75">14-19</text:p>
          </table:table-cell>
          <table:table-cell table:style-name="TableCell76">
            <text:p text:style-name="P77">Optimization</text:p>
          </table:table-cell>
        </table:table-row>
        <table:table-row table:style-name="TableRow78">
          <table:table-cell table:style-name="TableCell79">
            <text:p text:style-name="P80">19-20</text:p>
          </table:table-cell>
          <table:table-cell table:style-name="TableCell81">
            <text:p text:style-name="P82">Final results</text:p>
          </table:table-cell>
        </table:table-row>
        <table:table-row table:style-name="TableRow83">
          <table:table-cell table:style-name="TableCell84">
            <text:p text:style-name="P85">20-22</text:p>
          </table:table-cell>
          <table:table-cell table:style-name="TableCell86">
            <text:p text:style-name="P87">Writing thesis</text:p>
          </table:table-cell>
        </table:table-row>
      </table:table>
      <text:p text:style-name="P88"/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CH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Borgeaud</meta:initial-creator>
    <dc:creator>David Borgeaud</dc:creator>
    <meta:creation-date>2016-08-18T10:28:00Z</meta:creation-date>
    <dc:date>2016-08-18T11:35:00Z</dc:date>
    <meta:template xlink:href="Normal" xlink:type="simple"/>
    <meta:editing-cycles>1</meta:editing-cycles>
    <meta:editing-duration>PT4020S</meta:editing-duration>
    <meta:document-statistic meta:page-count="2" meta:paragraph-count="3" meta:word-count="280" meta:character-count="1818" meta:row-count="12" meta:non-whitespace-character-count="1541"/>
  </office:meta>
</office:document-meta>
</file>